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>
      <style:paragraph-properties fo:break-before="pag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Identificação do Projeto de Monografia</text:h>
      <text:p text:style-name="Text_20_body"/>
      <text:list text:style-name="L1">
        <text:list-item>
          <text:p text:style-name="P1">Título:</text:p>
        </text:list-item>
        <text:list-item>
          <text:p text:style-name="P1">Autor: Dante Siqueira Regis</text:p>
        </text:list-item>
        <text:list-item>
          <text:p text:style-name="P1">Orientador:</text:p>
        </text:list-item>
        <text:list-item>
          <text:p text:style-name="P1">Co-orientador</text:p>
        </text:list-item>
        <text:list-item>
          <text:p text:style-name="P1">Área de Concentração: Direito Processual</text:p>
        </text:list-item>
        <text:list-item>
          <text:p text:style-name="P1">Linha de Pesquisa: </text:p>
        </text:list-item>
        <text:list-item>
          <text:p text:style-name="P1">Duração:</text:p>
        </text:list-item>
      </text:list>
      <text:p text:style-name="Text_20_body"/>
      <text:p text:style-name="Text_20_body"/>
      <text:h text:style-name="P2" text:outline-level="1" text:is-list-header="true">Tema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Dante Regis</meta:initial-creator>
    <meta:creation-date>2008-06-17T21:05:25</meta:creation-date>
    <dc:creator>Dante Regis</dc:creator>
    <dc:date>2008-06-17T21:10:04</dc:date>
    <meta:editing-cycles>4</meta:editing-cycles>
    <meta:editing-duration>PT4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" meta:word-count="23" meta:character-count="167"/>
  </office:meta>
</office:document-meta>
</file>